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AlterVon</text:p>
          </table:table-cell>
          <table:table-cell office:value-type="string">
            <text:p>AlterBis</text:p>
          </table:table-cell>
          <table:table-cell office:value-type="string">
            <text:p>Altersgruppe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>
            <text:p>K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0">
            <text:p>30</text:p>
          </table:table-cell>
          <table:table-cell office:value-type="string">
            <text:p>E3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5">
            <text:p>45</text:p>
          </table:table-cell>
          <table:table-cell office:value-type="string">
            <text:p>E4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65">
            <text:p>65</text:p>
          </table:table-cell>
          <table:table-cell office:value-type="string">
            <text:p>E65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85">
            <text:p>85</text:p>
          </table:table-cell>
          <table:table-cell office:value-type="string">
            <text:p>S85</text:p>
          </table:table-cell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24">24.07.2008</text:date>, <text:time>08:10:5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initial-creator>peter erzberger</meta:initial-creator>
    <meta:creation-date>2008-07-24T08:06:24</meta:creation-date>
    <dc:creator>peter erzberger</dc:creator>
    <dc:date>2008-07-24T08:10:54</dc:date>
    <dc:language>de-DE</dc:language>
    <meta:editing-cycles>3</meta:editing-cycles>
    <meta:editing-duration>PT3M34S</meta:editing-duration>
    <meta:user-defined meta:name="Info 1"/>
    <meta:user-defined meta:name="Info 2"/>
    <meta:user-defined meta:name="Info 3"/>
    <meta:user-defined meta:name="Info 4"/>
    <meta:document-statistic meta:table-count="3" meta:cell-count="18"/>
  </office:meta>
</office:document-meta>
</file>